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47635" officeooo:paragraph-rsid="00147635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47635" officeooo:paragraph-rsid="00147635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5e9b0" officeooo:paragraph-rsid="0015e9b0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officeooo:rsid="0017d57a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7d57a" officeooo:paragraph-rsid="0017d57a" style:font-size-asian="15.75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IN CODE</text:p>
      <text:p text:style-name="Standard">#include &lt;stdio.h&gt;</text:p>
      <text:p text:style-name="Standard">#include &lt;stdlib.h&gt;</text:p>
      <text:p text:style-name="Standard">#include &lt;string.h&gt;</text:p>
      <text:p text:style-name="Standard"/>
      <text:p text:style-name="Standard">#define nPartitions 4</text:p>
      <text:p text:style-name="Standard">//total memory</text:p>
      <text:p text:style-name="Standard">#define memSize 1024</text:p>
      <text:p text:style-name="Standard">//one partition</text:p>
      <text:p text:style-name="Standard">#define partitionSize 256</text:p>
      <text:p text:style-name="Standard">#define true 1</text:p>
      <text:p text:style-name="Standard">#define false 0</text:p>
      <text:p text:style-name="Standard">#define nInterrupts 5</text:p>
      <text:p text:style-name="Standard"/>
      <text:p text:style-name="Standard">//state definitions</text:p>
      <text:p text:style-name="Standard">#define newState 10</text:p>
      <text:p text:style-name="Standard">#define ready 11</text:p>
      <text:p text:style-name="Standard">#define runMe 12</text:p>
      <text:p text:style-name="Standard">#define wait 13</text:p>
      <text:p text:style-name="Standard">#define terminate 14</text:p>
      <text:p text:style-name="Standard"/>
      <text:p text:style-name="Standard"/>
      <text:p text:style-name="Standard">#define scheduler 0</text:p>
      <text:p text:style-name="Standard">#define iowStart 1</text:p>
      <text:p text:style-name="Standard">#define iowComplete 2</text:p>
      <text:p text:style-name="Standard">#define jPoolLoad 3</text:p>
      <text:p text:style-name="Standard">#define jobHalt 4</text:p>
      <text:p text:style-name="Standard"/>
      <text:p text:style-name="Standard"/>
      <text:p text:style-name="Standard">// Here is the time quantum. Setting this to a large</text:p>
      <text:p text:style-name="Standard">// number will give the same results as FCFS.</text:p>
      <text:p text:style-name="Standard">#define TQ 5</text:p>
      <text:p text:style-name="Standard"/>
      <text:p text:style-name="Standard">struct pcb {</text:p>
      <text:p text:style-name="Standard"><text:s text:c="4"/>int pid;</text:p>
      <text:p text:style-name="Standard"><text:s text:c="4"/>int arrival;</text:p>
      <text:p text:style-name="Standard"><text:s text:c="4"/>int first;</text:p>
      <text:p text:style-name="Standard"><text:s text:c="4"/>int complete;</text:p>
      <text:p text:style-name="Standard"><text:s text:c="4"/>int bursts;</text:p>
      <text:p text:style-name="Standard"><text:s text:c="4"/>int state;</text:p>
      <text:p text:style-name="Standard"><text:s text:c="4"/>int partitionNum;</text:p>
      <text:p text:style-name="Standard"><text:s text:c="4"/>int jPC;</text:p>
      <text:p text:style-name="Standard"><text:s text:c="4"/>char instructions[128];</text:p>
      <text:p text:style-name="Standard">};</text:p>
      <text:p text:style-name="Standard"/>
      <text:p text:style-name="Standard">// Computer Components</text:p>
      <text:p text:style-name="Standard">char userMem[memSize];</text:p>
      <text:p text:style-name="Standard">char partAvail[nPartitions];</text:p>
      <text:p text:style-name="Standard">int PC;</text:p>
      <text:p text:style-name="Standard">char IR;</text:p>
      <text:p text:style-name="Standard">char iFlags[nInterrupts];</text:p>
      <text:p text:style-name="Standard"/>
      <text:p text:style-name="Standard"><text:soft-page-break/>// OS support variables.</text:p>
      <text:p text:style-name="Standard">struct pcb jobPool[16];</text:p>
      <text:p text:style-name="Standard">int pid = 0;</text:p>
      <text:p text:style-name="Standard">int currentJob = -1;</text:p>
      <text:p text:style-name="Standard">int TQinterrupt;</text:p>
      <text:p text:style-name="Standard">// This variable turns on Time Quantum interrupts</text:p>
      <text:p text:style-name="Standard">// for use with the round robin scheduler.</text:p>
      <text:p text:style-name="Standard">// mode allows for single variable schedule switching</text:p>
      <text:p text:style-name="Standard">// mode 0 = fcfs, 1 = sjf, 2 = rr</text:p>
      <text:p text:style-name="Standard">int mode = 2;</text:p>
      <text:p text:style-name="Standard"/>
      <text:p text:style-name="Standard">// Functions</text:p>
      <text:p text:style-name="Standard">void load(char *job, int address, int len);</text:p>
      <text:p text:style-name="Standard">void cpuMe2(int nJobs, int time);</text:p>
      <text:p text:style-name="Standard">int submitJobs(char *jFile);</text:p>
      <text:p text:style-name="Standard">int doTerminateQ(int nJobs);</text:p>
      <text:p text:style-name="Standard">void interruptService(int nJobs, int time);</text:p>
      <text:p text:style-name="Standard">int getNewPid(void);</text:p>
      <text:p text:style-name="Standard">void showMemory(void);</text:p>
      <text:p text:style-name="Standard">int firstComefirstServe(int nJobs, int time);</text:p>
      <text:p text:style-name="Standard">int shortestJobFirst(int nJobs, int time);</text:p>
      <text:p text:style-name="Standard">int roundRobinMe(int nJobs, int time);</text:p>
      <text:p text:style-name="Standard">void getRunStats(int nJobs);</text:p>
      <text:p text:style-name="Standard"/>
      <text:p text:style-name="Standard">int main()</text:p>
      <text:p text:style-name="Standard">{</text:p>
      <text:p text:style-name="Standard"><text:s text:c="4"/>int j;</text:p>
      <text:p text:style-name="Standard"/>
      <text:p text:style-name="Standard"><text:s text:c="4"/>int nJobs;</text:p>
      <text:p text:style-name="Standard"><text:s text:c="4"/>char running = true;</text:p>
      <text:p text:style-name="Standard"><text:s text:c="4"/>int failSafe = 0;</text:p>
      <text:p text:style-name="Standard"><text:s text:c="4"/>int numComplete = 0;</text:p>
      <text:p text:style-name="Standard"/>
      <text:p text:style-name="Standard"><text:s text:c="4"/>int time = 0;</text:p>
      <text:p text:style-name="Standard"/>
      <text:p text:style-name="Standard"><text:s text:c="4"/>// Set the time quantum interrupt time.</text:p>
      <text:p text:style-name="Standard"><text:s text:c="4"/>TQinterrupt = time;</text:p>
      <text:p text:style-name="Standard"/>
      <text:p text:style-name="Standard"><text:s text:c="4"/>printf("Hello TV Land!\n");</text:p>
      <text:p text:style-name="Standard"/>
      <text:p text:style-name="Standard"><text:s text:c="4"/>// Boot Sequence.</text:p>
      <text:p text:style-name="Standard"><text:s text:c="4"/>// Clear memory.</text:p>
      <text:p text:style-name="Standard"><text:s text:c="4"/>for(j=0;j&lt;memSize;j++) {</text:p>
      <text:p text:style-name="Standard"><text:s text:c="8"/>userMem[j] = '_';</text:p>
      <text:p text:style-name="Standard"><text:s text:c="4"/>}</text:p>
      <text:p text:style-name="Standard"><text:s text:c="4"/>// Clear interrupt flags.</text:p>
      <text:p text:style-name="Standard"><text:s text:c="4"/>for(j=0;j&lt;nInterrupts;j++) {</text:p>
      <text:p text:style-name="Standard"><text:s text:c="8"/>iFlags[j] = false;</text:p>
      <text:p text:style-name="Standard"><text:s text:c="4"/>}</text:p>
      <text:p text:style-name="Standard"><text:s text:c="4"/>// Set partition available flags.</text:p>
      <text:p text:style-name="Standard"><text:s text:c="4"/>for(j=0;j&lt;nPartitions;j++) {</text:p>
      <text:p text:style-name="Standard"><text:s text:c="8"/>partAvail[j] = true;</text:p>
      <text:p text:style-name="Standard"><text:soft-page-break/><text:s text:c="4"/>}</text:p>
      <text:p text:style-name="Standard"/>
      <text:p text:style-name="Standard"><text:s text:c="4"/>// Load jobs into our jobpool/pcb structure. <text:s/>This does not mean they are in</text:p>
      <text:p text:style-name="Standard"><text:s text:c="4"/>// memory yet. <text:s/>We will fish them out of the pool and put them into</text:p>
      <text:p text:style-name="Standard"><text:s text:c="4"/>// memory as they arrive based on arrival time.</text:p>
      <text:p text:style-name="Standard"><text:s text:c="4"/>nJobs = submitJobs("jobs.txt");</text:p>
      <text:p text:style-name="Standard"><text:s text:c="4"/>printf("\nPreparing to process: nJobs = %d \n", nJobs);</text:p>
      <text:p text:style-name="Standard"/>
      <text:p text:style-name="Standard"><text:s text:c="4"/>while(running) {</text:p>
      <text:p text:style-name="Standard"><text:s text:c="8"/>// Set flags.</text:p>
      <text:p text:style-name="Standard"><text:s text:c="8"/>// Jobs are loaded into the job pool on a constant interval.</text:p>
      <text:p text:style-name="Standard"><text:s text:c="8"/>if ((time%1)== 0) {</text:p>
      <text:p text:style-name="Standard"><text:s text:c="12"/>iFlags[jPoolLoad] = true;</text:p>
      <text:p text:style-name="Standard"><text:s text:c="8"/>}</text:p>
      <text:p text:style-name="Standard"/>
      <text:p text:style-name="Standard"><text:s text:c="8"/>if (mode==2) {</text:p>
      <text:p text:style-name="Standard"><text:s text:c="12"/>if (time == TQinterrupt) {</text:p>
      <text:p text:style-name="Standard"><text:s text:c="16"/>iFlags[scheduler] = true;</text:p>
      <text:p text:style-name="Standard"><text:s text:c="16"/>TQinterrupt = time + TQ;</text:p>
      <text:p text:style-name="Standard"><text:s text:c="12"/>}</text:p>
      <text:p text:style-name="Standard"><text:s text:c="8"/>}</text:p>
      <text:p text:style-name="Standard"/>
      <text:p text:style-name="Standard"><text:s text:c="8"/>// Service interrupts.</text:p>
      <text:p text:style-name="Standard"><text:s text:c="8"/>interruptService(nJobs, time);</text:p>
      <text:p text:style-name="Standard"/>
      <text:p text:style-name="Standard"><text:s text:c="8"/>// Call CPU for user job.</text:p>
      <text:p text:style-name="Standard"><text:s text:c="8"/>if (currentJob != -1) {</text:p>
      <text:p text:style-name="Standard"><text:s text:c="12"/>cpuMe2(nJobs, time);</text:p>
      <text:p text:style-name="Standard"><text:s text:c="8"/>}</text:p>
      <text:p text:style-name="Standard"/>
      <text:p text:style-name="Standard"><text:s text:c="8"/>numComplete = doTerminateQ(nJobs);</text:p>
      <text:p text:style-name="Standard"><text:s text:c="8"/>if (numComplete == nJobs)</text:p>
      <text:p text:style-name="Standard"><text:s text:c="12"/>running = false;</text:p>
      <text:p text:style-name="Standard"/>
      <text:p text:style-name="Standard"><text:s text:c="8"/>failSafe++;</text:p>
      <text:p text:style-name="Standard"><text:s text:c="8"/>if (failSafe == 200)</text:p>
      <text:p text:style-name="Standard"><text:s text:c="12"/>running = false;</text:p>
      <text:p text:style-name="Standard"/>
      <text:p text:style-name="Standard"><text:s text:c="8"/>time++;</text:p>
      <text:p text:style-name="Standard"><text:s text:c="4"/>}</text:p>
      <text:p text:style-name="Standard"><text:s text:c="4"/>showMemory();</text:p>
      <text:p text:style-name="Standard"><text:s text:c="4"/>getRunStats(nJobs);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>int doTerminateQ(int nJobs)</text:p>
      <text:p text:style-name="Standard">{</text:p>
      <text:p text:style-name="Standard"><text:s text:c="4"/>int j;</text:p>
      <text:p text:style-name="Standard"><text:s text:c="4"/>int completed = 0;</text:p>
      <text:p text:style-name="Standard"><text:soft-page-break/></text:p>
      <text:p text:style-name="Standard"><text:s text:c="4"/>for(j=0;j&lt;nJobs;j++) {</text:p>
      <text:p text:style-name="Standard"><text:s text:c="8"/>if (jobPool[j].state == terminate) {</text:p>
      <text:p text:style-name="Standard"><text:s text:c="12"/>completed++;</text:p>
      <text:p text:style-name="Standard"><text:s text:c="8"/>}</text:p>
      <text:p text:style-name="Standard"><text:s text:c="4"/>}</text:p>
      <text:p text:style-name="Standard"><text:s text:c="4"/>return completed;</text:p>
      <text:p text:style-name="Standard">}</text:p>
      <text:p text:style-name="Standard"/>
      <text:p text:style-name="Standard">int submitJobs(char *jFile)</text:p>
      <text:p text:style-name="Standard">{</text:p>
      <text:p text:style-name="Standard"><text:s text:c="4"/>FILE *in;</text:p>
      <text:p text:style-name="Standard"><text:s text:c="4"/>int nJobs;</text:p>
      <text:p text:style-name="Standard"><text:s text:c="4"/>int j;</text:p>
      <text:p text:style-name="Standard"><text:s text:c="4"/>int nBursts;</text:p>
      <text:p text:style-name="Standard"/>
      <text:p text:style-name="Standard"><text:s text:c="4"/>int arrivalTime;</text:p>
      <text:p text:style-name="Standard"><text:s text:c="4"/>char instructions[129];</text:p>
      <text:p text:style-name="Standard"/>
      <text:p text:style-name="Standard"><text:s text:c="4"/>in = fopen(jFile, "r");</text:p>
      <text:p text:style-name="Standard"><text:s text:c="4"/>if (in != NULL) {</text:p>
      <text:p text:style-name="Standard"><text:s text:c="8"/>printf("\nsubmitJobs: Input file %s opened \n", jFile);</text:p>
      <text:p text:style-name="Standard"><text:s text:c="8"/>fscanf(in, "%d", &amp;nJobs);</text:p>
      <text:p text:style-name="Standard"><text:s text:c="8"/>printf("submitJobs: number of jobs = %d \n\n", nJobs);</text:p>
      <text:p text:style-name="Standard"/>
      <text:p text:style-name="Standard"><text:s text:c="8"/>for(j=0;j&lt;nJobs;j++) {</text:p>
      <text:p text:style-name="Standard"><text:s text:c="12"/>// Read arrival time and instructions from job file.</text:p>
      <text:p text:style-name="Standard"><text:s text:c="12"/>fscanf(in, "%d", &amp;arrivalTime);</text:p>
      <text:p text:style-name="Standard"><text:s text:c="12"/>printf("submitJobs: arrivalTime = %d \n", arrivalTime);</text:p>
      <text:p text:style-name="Standard"><text:s text:c="12"/>fscanf(in, "%s", instructions);</text:p>
      <text:p text:style-name="Standard"><text:s text:c="12"/>printf("submitJobs: instructions = %s \n", instructions);</text:p>
      <text:p text:style-name="Standard"/>
      <text:p text:style-name="Standard"><text:s text:c="12"/>// Load the arrival time and instructions into the submitted jobs array of pcbs.</text:p>
      <text:p text:style-name="Standard"><text:s text:c="12"/>jobPool[j].arrival = arrivalTime;</text:p>
      <text:p text:style-name="Standard"><text:s text:c="12"/>jobPool[j].first = -1;</text:p>
      <text:p text:style-name="Standard"><text:s text:c="12"/>jobPool[j].complete = -1;</text:p>
      <text:p text:style-name="Standard"><text:s text:c="12"/>jobPool[j].state = newState;</text:p>
      <text:p text:style-name="Standard"/>
      <text:p text:style-name="Standard"><text:s text:c="12"/>// Load pcb with relevant data.</text:p>
      <text:p text:style-name="Standard"><text:s text:c="12"/>jobPool[j].pid = getNewPid();</text:p>
      <text:p text:style-name="Standard"><text:s text:c="12"/>strcpy(jobPool[j].instructions, instructions);</text:p>
      <text:p text:style-name="Standard"><text:s text:c="12"/>nBursts = strlen(jobPool[j].instructions);</text:p>
      <text:p text:style-name="Standard"><text:s text:c="12"/>jobPool[j].bursts = nBursts;</text:p>
      <text:p text:style-name="Standard"><text:s text:c="8"/>}</text:p>
      <text:p text:style-name="Standard"><text:s text:c="8"/>fclose(in);</text:p>
      <text:p text:style-name="Standard"><text:s text:c="4"/>}</text:p>
      <text:p text:style-name="Standard"><text:s text:c="4"/>else {</text:p>
      <text:p text:style-name="Standard"><text:s text:c="8"/>printf("submitJobs: Error - Job input file %s not opened \n", jFile);</text:p>
      <text:p text:style-name="Standard"><text:s text:c="4"/>}</text:p>
      <text:p text:style-name="Standard"/>
      <text:p text:style-name="Standard"><text:s text:c="4"/>return nJobs;</text:p>
      <text:p text:style-name="Standard">}</text:p>
      <text:p text:style-name="Standard"><text:soft-page-break/></text:p>
      <text:p text:style-name="Standard">void load(char *job, int address, int len)</text:p>
      <text:p text:style-name="Standard">{</text:p>
      <text:p text:style-name="Standard"><text:s text:c="4"/>int j;</text:p>
      <text:p text:style-name="Standard"><text:s text:c="4"/>printf("job instructions = %s \n", job);</text:p>
      <text:p text:style-name="Standard"><text:s text:c="4"/>for(j=0;j&lt;len;j++) {</text:p>
      <text:p text:style-name="Standard"><text:s text:c="8"/>if ((address + j) &lt; 1024) {</text:p>
      <text:p text:style-name="Standard"><text:s text:c="12"/>userMem[address + j] = job[j];</text:p>
      <text:p text:style-name="Standard"><text:s text:c="8"/>}</text:p>
      <text:p text:style-name="Standard"><text:s text:c="8"/>else {</text:p>
      <text:p text:style-name="Standard"><text:s text:c="12"/>printf("Loader: Error - address (%d) exceeds memory size \n", address+j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void cpuMe2(int nJobs, int time)</text:p>
      <text:p text:style-name="Standard">{</text:p>
      <text:p text:style-name="Standard"><text:s text:c="4"/>// Fetch</text:p>
      <text:p text:style-name="Standard"><text:s text:c="4"/>IR = userMem[PC];</text:p>
      <text:p text:style-name="Standard"/>
      <text:p text:style-name="Standard"><text:s text:c="4"/>// Decode and Execute</text:p>
      <text:p text:style-name="Standard"><text:s text:c="4"/>if (IR == 'a') {</text:p>
      <text:p text:style-name="Standard"><text:s text:c="8"/>// assignment statement</text:p>
      <text:p text:style-name="Standard"><text:s text:c="4"/>}</text:p>
      <text:p text:style-name="Standard"><text:s text:c="4"/>else if (IR == 'i') {</text:p>
      <text:p text:style-name="Standard"><text:s text:c="8"/>// input statement</text:p>
      <text:p text:style-name="Standard"><text:s text:c="8"/>iFlags[iowStart] = true;</text:p>
      <text:p text:style-name="Standard"><text:s text:c="4"/>}</text:p>
      <text:p text:style-name="Standard"><text:s text:c="4"/>else if (IR == 'o') {</text:p>
      <text:p text:style-name="Standard"><text:s text:c="8"/>// output statement</text:p>
      <text:p text:style-name="Standard"><text:s text:c="8"/>iFlags[iowStart] = true;</text:p>
      <text:p text:style-name="Standard"><text:s text:c="4"/>}</text:p>
      <text:p text:style-name="Standard"><text:s text:c="4"/>else if (IR == 'w') {</text:p>
      <text:p text:style-name="Standard"><text:s text:c="8"/>// wait statement</text:p>
      <text:p text:style-name="Standard"><text:s text:c="8"/>iFlags[iowStart] = true;</text:p>
      <text:p text:style-name="Standard"><text:s text:c="4"/>}</text:p>
      <text:p text:style-name="Standard"><text:s text:c="4"/>else if (IR == 'e') {</text:p>
      <text:p text:style-name="Standard"><text:s text:c="8"/>// end of program statement</text:p>
      <text:p text:style-name="Standard"><text:s text:c="8"/>iFlags[jobHalt] = true;</text:p>
      <text:p text:style-name="Standard"><text:s text:c="4"/>}</text:p>
      <text:p text:style-name="Standard"/>
      <text:p text:style-name="Standard"><text:s text:c="4"/>// Increment program counter.</text:p>
      <text:p text:style-name="Standard"><text:s text:c="4"/>PC++;</text:p>
      <text:p text:style-name="Standard">}</text:p>
      <text:p text:style-name="Standard"/>
      <text:p text:style-name="Standard">void interruptService(int nJobs, int time)</text:p>
      <text:p text:style-name="Standard">{</text:p>
      <text:p text:style-name="Standard"><text:s text:c="4"/>int j, k;</text:p>
      <text:p text:style-name="Standard"><text:s text:c="4"/>int address, len;</text:p>
      <text:p text:style-name="Standard"><text:s text:c="4"/>int pNumber;</text:p>
      <text:p text:style-name="Standard"><text:s text:c="4"/>int newJob;</text:p>
      <text:p text:style-name="Standard"><text:s text:c="4"/>char found, looking;</text:p>
      <text:p text:style-name="Standard"><text:soft-page-break/></text:p>
      <text:p text:style-name="Standard"><text:s text:c="4"/>// Input, output, wait start flag</text:p>
      <text:p text:style-name="Standard"><text:s text:c="4"/>if (iFlags[iowStart] == true) {</text:p>
      <text:p text:style-name="Standard"><text:s text:c="8"/>// For now, reset the flag.</text:p>
      <text:p text:style-name="Standard"><text:s text:c="8"/>iFlags[iowStart] = false;</text:p>
      <text:p text:style-name="Standard"><text:s text:c="4"/>}</text:p>
      <text:p text:style-name="Standard"><text:s text:c="4"/>// Input, output, wait complete flag</text:p>
      <text:p text:style-name="Standard"><text:s text:c="4"/>if (iFlags[iowComplete] == true) {</text:p>
      <text:p text:style-name="Standard"><text:s text:c="8"/>// For now, reset the flag.</text:p>
      <text:p text:style-name="Standard"><text:s text:c="8"/>iFlags[iowComplete] = false;</text:p>
      <text:p text:style-name="Standard"><text:s text:c="4"/>}</text:p>
      <text:p text:style-name="Standard"><text:s text:c="4"/>// Job pool load. <text:s/>Handles the "new state"</text:p>
      <text:p text:style-name="Standard"><text:s text:c="4"/>if (iFlags[jPoolLoad] == true) {</text:p>
      <text:p text:style-name="Standard"><text:s text:c="8"/>for(j=0;j&lt;nJobs;j++) {</text:p>
      <text:p text:style-name="Standard"><text:s text:c="12"/>// if a job has arrived do new state operations</text:p>
      <text:p text:style-name="Standard"><text:s text:c="12"/>if ((time &gt;= jobPool[j].arrival)&amp;&amp;(jobPool[j].state == newState)) {</text:p>
      <text:p text:style-name="Standard"><text:s text:c="16"/>printf("\nservice jobpool load: time = %d <text:s/>job arrival time = %d \n", time, jobPool[j].arrival);</text:p>
      <text:p text:style-name="Standard"/>
      <text:p text:style-name="Standard"><text:s text:c="16"/>// Load job into empty partition.</text:p>
      <text:p text:style-name="Standard"><text:s text:c="16"/>// Find first empty partition.</text:p>
      <text:p text:style-name="Standard"><text:s text:c="16"/>k = 0;</text:p>
      <text:p text:style-name="Standard"><text:s text:c="16"/>found = false;</text:p>
      <text:p text:style-name="Standard"><text:s text:c="16"/>looking = true;</text:p>
      <text:p text:style-name="Standard"><text:s text:c="16"/>while(looking == true) {</text:p>
      <text:p text:style-name="Standard"><text:s text:c="20"/>if (partAvail[k] == true) {</text:p>
      <text:p text:style-name="Standard"><text:s text:c="24"/>found = true;</text:p>
      <text:p text:style-name="Standard"><text:s text:c="24"/>looking = false;</text:p>
      <text:p text:style-name="Standard"><text:s text:c="20"/>}</text:p>
      <text:p text:style-name="Standard"><text:s text:c="20"/>else {</text:p>
      <text:p text:style-name="Standard"><text:s text:c="24"/>k++;</text:p>
      <text:p text:style-name="Standard"><text:s text:c="20"/>}</text:p>
      <text:p text:style-name="Standard"><text:s text:c="20"/>if (k == nPartitions) {</text:p>
      <text:p text:style-name="Standard"><text:s text:c="24"/>looking = false;</text:p>
      <text:p text:style-name="Standard"><text:s text:c="20"/>}</text:p>
      <text:p text:style-name="Standard"><text:s text:c="16"/>} // end while</text:p>
      <text:p text:style-name="Standard"><text:s text:c="16"/>if (found == true) {</text:p>
      <text:p text:style-name="Standard"><text:s text:c="20"/>partAvail[k] = false;</text:p>
      <text:p text:style-name="Standard"><text:s text:c="20"/>// Load the code into the partition.</text:p>
      <text:p text:style-name="Standard"><text:s text:c="20"/>address = k * partitionSize;</text:p>
      <text:p text:style-name="Standard"><text:s text:c="20"/>len = jobPool[j].bursts;</text:p>
      <text:p text:style-name="Standard"><text:s text:c="20"/>load(jobPool[j].instructions, address, len);</text:p>
      <text:p text:style-name="Standard"><text:s text:c="20"/>// update the partition number.</text:p>
      <text:p text:style-name="Standard"><text:s text:c="20"/>jobPool[j].partitionNum = k;</text:p>
      <text:p text:style-name="Standard"><text:s text:c="20"/>// update the state of the process.</text:p>
      <text:p text:style-name="Standard"><text:s text:c="20"/>jobPool[j].state = ready;</text:p>
      <text:p text:style-name="Standard"><text:s text:c="20"/>// update the jobs pc to the program entry point.</text:p>
      <text:p text:style-name="Standard"><text:s text:c="20"/>jobPool[j].jPC = address;</text:p>
      <text:p text:style-name="Standard"><text:s text:c="20"/>// Set scheduler flag.</text:p>
      <text:p text:style-name="Standard"><text:s text:c="20"/>if (currentJob == -1) {</text:p>
      <text:p text:style-name="Standard"><text:s text:c="24"/>iFlags[scheduler] = true;</text:p>
      <text:p text:style-name="Standard"><text:s text:c="20"/>}</text:p>
      <text:p text:style-name="Standard"><text:soft-page-break/><text:s text:c="20"/>printf("service jobpool load: Job in partition %d \n", k);</text:p>
      <text:p text:style-name="Standard"><text:s text:c="16"/>}</text:p>
      <text:p text:style-name="Standard"><text:s text:c="16"/>else {</text:p>
      <text:p text:style-name="Standard"><text:s text:c="20"/>printf("service jobpool load: No partition available. \n");</text:p>
      <text:p text:style-name="Standard"><text:s text:c="16"/>}</text:p>
      <text:p text:style-name="Standard"><text:s text:c="12"/>}</text:p>
      <text:p text:style-name="Standard"><text:s text:c="8"/>} // end for.</text:p>
      <text:p text:style-name="Standard"/>
      <text:p text:style-name="Standard"><text:s text:c="8"/>// Reset job pool load interrupt flag.</text:p>
      <text:p text:style-name="Standard"><text:s text:c="8"/>iFlags[jPoolLoad] = false;</text:p>
      <text:p text:style-name="Standard"><text:s text:c="4"/>} // End if job pool interrupt flag was set.</text:p>
      <text:p text:style-name="Standard"/>
      <text:p text:style-name="Standard"><text:s text:c="4"/>if (iFlags[jobHalt] == true) {</text:p>
      <text:p text:style-name="Standard"><text:s text:c="8"/>printf("\nservice job complete: current job = %d <text:s text:c="3"/>time = %d \n", currentJob, time);</text:p>
      <text:p text:style-name="Standard"><text:s text:c="8"/>// Set current job to complete.</text:p>
      <text:p text:style-name="Standard"><text:s text:c="8"/>jobPool[currentJob].state = terminate;</text:p>
      <text:p text:style-name="Standard"><text:s text:c="8"/>// Set completion time.</text:p>
      <text:p text:style-name="Standard"><text:s text:c="8"/>jobPool[currentJob].complete = time;</text:p>
      <text:p text:style-name="Standard"><text:s text:c="8"/>// Release the partition for the job.</text:p>
      <text:p text:style-name="Standard"><text:s text:c="8"/>pNumber = jobPool[currentJob].partitionNum;</text:p>
      <text:p text:style-name="Standard"><text:s text:c="8"/>printf("PC = %d partitionSize = %d Freeing partition number %d \n", PC, partitionSize, pNumber);</text:p>
      <text:p text:style-name="Standard"><text:s text:c="8"/>partAvail[pNumber] = true;</text:p>
      <text:p text:style-name="Standard"><text:s text:c="8"/>// Reset the job complete interrupt flag.</text:p>
      <text:p text:style-name="Standard"><text:s text:c="8"/>iFlags[jobHalt] = false;</text:p>
      <text:p text:style-name="Standard"><text:s text:c="8"/>// Set the scheduler flag.</text:p>
      <text:p text:style-name="Standard"><text:s text:c="8"/>iFlags[scheduler] = true;</text:p>
      <text:p text:style-name="Standard"/>
      <text:p text:style-name="Standard"><text:s text:c="8"/>if (mode==2) {</text:p>
      <text:p text:style-name="Standard"><text:s text:c="12"/>TQinterrupt = time + TQ;</text:p>
      <text:p text:style-name="Standard"><text:s text:c="8"/>}</text:p>
      <text:p text:style-name="Standard"><text:s text:c="4"/>}</text:p>
      <text:p text:style-name="Standard"/>
      <text:p text:style-name="Standard"><text:s text:c="4"/>// Scheduler flag</text:p>
      <text:p text:style-name="Standard"><text:s text:c="4"/>if (iFlags[scheduler] == true) {</text:p>
      <text:p text:style-name="Standard"><text:s text:c="8"/>printf("\nservice schedule. \n");</text:p>
      <text:p text:style-name="Standard"><text:s text:c="8"/>// Set current job based on scheduling algorithm.</text:p>
      <text:p text:style-name="Standard"><text:s text:c="8"/>if(mode == 0){</text:p>
      <text:p text:style-name="Standard"><text:s text:c="12"/>newJob = firstComefirstServe(nJobs, time);</text:p>
      <text:p text:style-name="Standard"><text:s text:c="8"/>}</text:p>
      <text:p text:style-name="Standard"><text:s text:c="8"/>else if(mode == 1){</text:p>
      <text:p text:style-name="Standard"><text:s text:c="12"/>newJob = shortestJobFirst(nJobs, time);</text:p>
      <text:p text:style-name="Standard"><text:s text:c="8"/>}</text:p>
      <text:p text:style-name="Standard"><text:s text:c="8"/>else if(mode == 2){</text:p>
      <text:p text:style-name="Standard"><text:s text:c="12"/>newJob = roundRobinMe(nJobs, time);</text:p>
      <text:p text:style-name="Standard"><text:s text:c="8"/>}</text:p>
      <text:p text:style-name="Standard"><text:s text:c="8"/></text:p>
      <text:p text:style-name="Standard"/>
      <text:p text:style-name="Standard"><text:s text:c="8"/>printf("service schedule: newJob = %d \n", newJob);</text:p>
      <text:p text:style-name="Standard"/>
      <text:p text:style-name="Standard"><text:s text:c="8"/>// If a new job has been scheduled.</text:p>
      <text:p text:style-name="Standard"><text:s text:c="8"/>if (newJob != -1) {</text:p>
      <text:p text:style-name="Standard"><text:soft-page-break/><text:s text:c="12"/>// Based on current job, execute context switch.</text:p>
      <text:p text:style-name="Standard"><text:s text:c="12"/>if (currentJob == -1) {</text:p>
      <text:p text:style-name="Standard"><text:s text:c="16"/>currentJob = newJob;</text:p>
      <text:p text:style-name="Standard"><text:s text:c="16"/>jobPool[currentJob].state = runMe;</text:p>
      <text:p text:style-name="Standard"><text:s text:c="16"/>// Set first time in run q.</text:p>
      <text:p text:style-name="Standard"><text:s text:c="16"/>if (jobPool[currentJob].first == -1)</text:p>
      <text:p text:style-name="Standard"><text:s text:c="20"/>jobPool[currentJob].first = time;</text:p>
      <text:p text:style-name="Standard"><text:s text:c="12"/>}</text:p>
      <text:p text:style-name="Standard"><text:s text:c="12"/>else {</text:p>
      <text:p text:style-name="Standard"><text:s text:c="16"/>// Save Context data.</text:p>
      <text:p text:style-name="Standard"><text:s text:c="16"/>if (jobPool[currentJob].state != terminate) {</text:p>
      <text:p text:style-name="Standard"><text:s text:c="20"/>jobPool[currentJob].state = ready;</text:p>
      <text:p text:style-name="Standard"><text:s text:c="20"/>jobPool[currentJob].jPC = PC;</text:p>
      <text:p text:style-name="Standard"><text:s text:c="16"/>}</text:p>
      <text:p text:style-name="Standard"/>
      <text:p text:style-name="Standard"><text:s text:c="16"/>// Switch the context to the new job.</text:p>
      <text:p text:style-name="Standard"><text:s text:c="16"/>currentJob = newJob;</text:p>
      <text:p text:style-name="Standard"><text:s text:c="16"/>jobPool[currentJob].state = runMe;</text:p>
      <text:p text:style-name="Standard"><text:s text:c="16"/>// Set first time in run q.</text:p>
      <text:p text:style-name="Standard"><text:s text:c="16"/>if (jobPool[currentJob].first == -1)</text:p>
      <text:p text:style-name="Standard"><text:s text:c="20"/>jobPool[currentJob].first = time;</text:p>
      <text:p text:style-name="Standard"><text:s text:c="16"/>PC = jobPool[currentJob].jPC;</text:p>
      <text:p text:style-name="Standard"><text:s text:c="12"/>}</text:p>
      <text:p text:style-name="Standard"><text:s text:c="8"/>}</text:p>
      <text:p text:style-name="Standard"/>
      <text:p text:style-name="Standard"><text:s text:c="8"/>// Reset scheduler flag.</text:p>
      <text:p text:style-name="Standard"><text:s text:c="8"/>iFlags[scheduler] = false;</text:p>
      <text:p text:style-name="Standard"><text:s text:c="4"/>}</text:p>
      <text:p text:style-name="Standard">}</text:p>
      <text:p text:style-name="Standard"/>
      <text:p text:style-name="Standard">int firstComefirstServe(int nJobs, int time){</text:p>
      <text:p text:style-name="Standard"><text:s text:c="4"/>int jArrivalTime = 10000;</text:p>
      <text:p text:style-name="Standard"><text:s text:c="4"/>int myJob = -1;</text:p>
      <text:p text:style-name="Standard"/>
      <text:p text:style-name="Standard"><text:s text:c="4"/>for (int i = 0; i &lt; nJobs; i++) {</text:p>
      <text:p text:style-name="Standard"><text:s text:c="8"/>if(jobPool[i].state == ready){</text:p>
      <text:p text:style-name="Standard"><text:s text:c="12"/>if(jobPool[i].arrival &lt; jArrivalTime){</text:p>
      <text:p text:style-name="Standard"><text:s text:c="16"/>jArrivalTime = jobPool[i].arrival;</text:p>
      <text:p text:style-name="Standard"><text:s text:c="16"/>myJob = i;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if(myJob != -1){</text:p>
      <text:p text:style-name="Standard"><text:s text:c="8"/>printf("FCFS scheduled: myJob = %d \n", myJob);</text:p>
      <text:p text:style-name="Standard"><text:s text:c="4"/>}</text:p>
      <text:p text:style-name="Standard"><text:s text:c="4"/></text:p>
      <text:p text:style-name="Standard"><text:s text:c="4"/>return myJob;</text:p>
      <text:p text:style-name="Standard">}</text:p>
      <text:p text:style-name="Standard"/>
      <text:p text:style-name="Standard">int shortestJobFirst(int nJobs, int time){</text:p>
      <text:p text:style-name="Standard"><text:s text:c="4"/>int jLength = 10000;</text:p>
      <text:p text:style-name="Standard"><text:soft-page-break/><text:s text:c="4"/>int myJob = -1;</text:p>
      <text:p text:style-name="Standard"/>
      <text:p text:style-name="Standard"><text:s text:c="4"/>for (int i = 0; i &lt; nJobs; i++) {</text:p>
      <text:p text:style-name="Standard"><text:s text:c="8"/>if(jobPool[i].state == ready){</text:p>
      <text:p text:style-name="Standard"><text:s text:c="12"/>if(jobPool[i].bursts &lt; jLength){</text:p>
      <text:p text:style-name="Standard"><text:s text:c="16"/>jLength = jobPool[i].bursts;</text:p>
      <text:p text:style-name="Standard"><text:s text:c="16"/>myJob = i;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if(myJob != -1){</text:p>
      <text:p text:style-name="Standard"><text:s text:c="8"/>printf("SJF scheduled: myJob = %d \n", myJob);</text:p>
      <text:p text:style-name="Standard"><text:s text:c="4"/>}</text:p>
      <text:p text:style-name="Standard"><text:s text:c="4"/>return myJob;</text:p>
      <text:p text:style-name="Standard">}</text:p>
      <text:p text:style-name="Standard"/>
      <text:p text:style-name="Standard"/>
      <text:p text:style-name="Standard">int roundRobinMe(int nJobs, int time){</text:p>
      <text:p text:style-name="Standard"><text:s text:c="4"/>int jProgCount = 10000;</text:p>
      <text:p text:style-name="Standard"><text:s text:c="4"/>int myJob = -1;</text:p>
      <text:p text:style-name="Standard"/>
      <text:p text:style-name="Standard"><text:s text:c="4"/>for (int i = 0; i &lt; nJobs; i++) {</text:p>
      <text:p text:style-name="Standard"><text:s text:c="8"/>if(jobPool[i].state == ready){</text:p>
      <text:p text:style-name="Standard"><text:s text:c="12"/>printf("id= %d pc= %d realPC= %d \n", i, jobPool[i].jPC, (jobPool[i].jPC-(jobPool[i].partitionNum*partitionSize)));</text:p>
      <text:p text:style-name="Standard"><text:s text:c="12"/>if((jobPool[i].jPC-(jobPool[i].partitionNum*partitionSize)) &lt; jProgCount){</text:p>
      <text:p text:style-name="Standard"><text:s text:c="16"/>jProgCount = (jobPool[i].jPC-(jobPool[i].partitionNum*partitionSize));</text:p>
      <text:p text:style-name="Standard"><text:s text:c="16"/>myJob = i;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if(myJob != -1){</text:p>
      <text:p text:style-name="Standard"><text:s text:c="8"/>printf("RR scheduled: myJob = %d \n", myJob);</text:p>
      <text:p text:style-name="Standard"><text:s text:c="4"/>}</text:p>
      <text:p text:style-name="Standard"><text:s text:c="4"/>return myJob;</text:p>
      <text:p text:style-name="Standard">}</text:p>
      <text:p text:style-name="Standard"/>
      <text:p text:style-name="Standard">int getNewPid(void)</text:p>
      <text:p text:style-name="Standard">{</text:p>
      <text:p text:style-name="Standard"><text:s text:c="4"/>int myPid;</text:p>
      <text:p text:style-name="Standard"/>
      <text:p text:style-name="Standard"><text:s text:c="4"/>myPid = pid;</text:p>
      <text:p text:style-name="Standard"><text:s text:c="4"/>pid++;</text:p>
      <text:p text:style-name="Standard"><text:s text:c="4"/>return myPid;</text:p>
      <text:p text:style-name="Standard">}</text:p>
      <text:p text:style-name="Standard"/>
      <text:p text:style-name="Standard">void showMemory(void)</text:p>
      <text:p text:style-name="Standard">{</text:p>
      <text:p text:style-name="Standard"><text:s text:c="4"/>int j;</text:p>
      <text:p text:style-name="Standard"/>
      <text:p text:style-name="Standard"><text:soft-page-break/><text:s text:c="4"/>printf("\n\nUser Memory: \n");</text:p>
      <text:p text:style-name="Standard"><text:s text:c="4"/>for(j=1;j&lt;=memSize;j++) {</text:p>
      <text:p text:style-name="Standard"><text:s text:c="8"/>printf("%c", userMem[j-1]);</text:p>
      <text:p text:style-name="Standard"><text:s text:c="8"/>if ((j%64) == 0){</text:p>
      <text:p text:style-name="Standard"><text:s text:c="12"/>printf("\n");</text:p>
      <text:p text:style-name="Standard"><text:s text:c="8"/>}</text:p>
      <text:p text:style-name="Standard"><text:s text:c="4"/>}</text:p>
      <text:p text:style-name="Standard"><text:s text:c="4"/>printf("\n");</text:p>
      <text:p text:style-name="Standard">}</text:p>
      <text:p text:style-name="Standard"/>
      <text:p text:style-name="Standard"/>
      <text:p text:style-name="Standard">void getRunStats(int nJobs)</text:p>
      <text:p text:style-name="Standard">{</text:p>
      <text:p text:style-name="Standard"><text:s text:c="4"/>int j;</text:p>
      <text:p text:style-name="Standard"><text:s text:c="4"/>float sumFirst, sumComplete;</text:p>
      <text:p text:style-name="Standard"><text:s text:c="4"/>float art, att;</text:p>
      <text:p text:style-name="Standard"/>
      <text:p text:style-name="Standard"><text:s text:c="4"/>printf("\nProcessing Statistics: \n");</text:p>
      <text:p text:style-name="Standard"><text:s text:c="4"/>printf("pid <text:s text:c="2"/>bursts <text:s text:c="2"/>arrival <text:s text:c="2"/>first <text:s text:c="2"/>complete \n");</text:p>
      <text:p text:style-name="Standard"><text:s text:c="4"/>sumFirst = sumComplete = 0.0f;</text:p>
      <text:p text:style-name="Standard"><text:s text:c="4"/>for(j=0;j&lt;nJobs;j++) {</text:p>
      <text:p text:style-name="Standard"><text:s text:c="8"/>printf("%d <text:s text:c="4"/>%d <text:s text:c="6"/>%d <text:s text:c="6"/>%d <text:s text:c="4"/>%d \n", jobPool[j].pid, jobPool[j].bursts, jobPool[j].arrival, jobPool[j].first, jobPool[j].complete);</text:p>
      <text:p text:style-name="Standard"><text:s text:c="8"/>sumFirst = sumFirst + (jobPool[j].first - jobPool[j].arrival);</text:p>
      <text:p text:style-name="Standard"><text:s text:c="8"/>sumComplete = sumComplete + (jobPool[j].complete - jobPool[j].arrival);</text:p>
      <text:p text:style-name="Standard"><text:s text:c="4"/>}</text:p>
      <text:p text:style-name="Standard"><text:s text:c="4"/>art = sumFirst/nJobs;</text:p>
      <text:p text:style-name="Standard"><text:s text:c="4"/>att = sumComplete/nJobs;</text:p>
      <text:p text:style-name="Standard"><text:s text:c="4"/>printf("art: %.02f att: %.02f \n", art, att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/text:p>
      <text:p text:style-name="P4">FCFS</text:p>
      <text:p text:style-name="Standard">Hello TV Land!</text:p>
      <text:p text:style-name="Standard"/>
      <text:p text:style-name="Standard">submitJobs: Input file jobs.txt opened </text:p>
      <text:p text:style-name="Standard">submitJobs: number of jobs = 5 </text:p>
      <text:p text:style-name="Standard"/>
      <text:p text:style-name="Standard">submitJobs: arrivalTime = 100 </text:p>
      <text:p text:style-name="Standard">submitJobs: instructions = aaiaaaaaaaaiaaaiaaie </text:p>
      <text:p text:style-name="Standard">submitJobs: arrivalTime = 105 </text:p>
      <text:p text:style-name="Standard">submitJobs: instructions = aaaaaaaaae </text:p>
      <text:p text:style-name="Standard">submitJobs: arrivalTime = 106 </text:p>
      <text:p text:style-name="Standard">submitJobs: instructions = aaaaaaaaaaaaaaae </text:p>
      <text:p text:style-name="Standard">submitJobs: arrivalTime = 109 </text:p>
      <text:p text:style-name="Standard">submitJobs: instructions = aaiaaaaaaaaiaaae </text:p>
      <text:p text:style-name="Standard">submitJobs: arrivalTime = 110 </text:p>
      <text:p text:style-name="Standard">submitJobs: instructions = aaaiaaaaae </text:p>
      <text:p text:style-name="Standard"/>
      <text:p text:style-name="Standard">Preparing to process: nJobs = 5 </text:p>
      <text:p text:style-name="Standard"/>
      <text:p text:style-name="Standard">service jobpool load: time = 100 <text:s/>job arrival time = 100 </text:p>
      <text:p text:style-name="Standard">job instructions = aaiaaaaaaaaiaaaiaaie </text:p>
      <text:p text:style-name="Standard">service jobpool load: Job in partition 0 </text:p>
      <text:p text:style-name="Standard"/>
      <text:p text:style-name="Standard">service schedule. </text:p>
      <text:p text:style-name="Standard">FCFS scheduled: myJob = 0 </text:p>
      <text:p text:style-name="Standard">service schedule: newJob = 0 </text:p>
      <text:p text:style-name="Standard"/>
      <text:p text:style-name="Standard">service jobpool load: time = 105 <text:s/>job arrival time = 105 </text:p>
      <text:p text:style-name="Standard">job instructions = aaaaaaaaae </text:p>
      <text:p text:style-name="Standard">service jobpool load: Job in partition 1 </text:p>
      <text:p text:style-name="Standard"/>
      <text:p text:style-name="Standard">service jobpool load: time = 106 <text:s/>job arrival time = 106 </text:p>
      <text:p text:style-name="Standard">job instructions = aaaaaaaaaaaaaaae </text:p>
      <text:p text:style-name="Standard">service jobpool load: Job in partition 2 </text:p>
      <text:p text:style-name="Standard"/>
      <text:p text:style-name="Standard">service jobpool load: time = 109 <text:s/>job arrival time = 109 </text:p>
      <text:p text:style-name="Standard">job instructions = aaiaaaaaaaaiaaae </text:p>
      <text:p text:style-name="Standard">service jobpool load: Job in partition 3 </text:p>
      <text:p text:style-name="Standard"/>
      <text:p text:style-name="Standard">service jobpool load: time = 110 <text:s/>job arrival time = 110 </text:p>
      <text:p text:style-name="Standard">service jobpool load: No partition available. </text:p>
      <text:p text:style-name="Standard"/>
      <text:p text:style-name="Standard">service jobpool load: time = 111 <text:s/>job arrival time = 110 </text:p>
      <text:p text:style-name="Standard">service jobpool load: No partition available. </text:p>
      <text:p text:style-name="Standard"/>
      <text:p text:style-name="Standard">service jobpool load: time = 112 <text:s/>job arrival time = 110 </text:p>
      <text:p text:style-name="Standard">service jobpool load: No partition available. </text:p>
      <text:p text:style-name="Standard"/>
      <text:p text:style-name="Standard">service jobpool load: time = 113 <text:s/>job arrival time = 110 </text:p>
      <text:p text:style-name="Standard">service jobpool load: No partition available. </text:p>
      <text:p text:style-name="Standard"><text:soft-page-break/></text:p>
      <text:p text:style-name="Standard">service jobpool load: time = 114 <text:s/>job arrival time = 110 </text:p>
      <text:p text:style-name="Standard">service jobpool load: No partition available. </text:p>
      <text:p text:style-name="Standard"/>
      <text:p text:style-name="Standard">service jobpool load: time = 115 <text:s/>job arrival time = 110 </text:p>
      <text:p text:style-name="Standard">service jobpool load: No partition available. </text:p>
      <text:p text:style-name="Standard"/>
      <text:p text:style-name="Standard">service jobpool load: time = 116 <text:s/>job arrival time = 110 </text:p>
      <text:p text:style-name="Standard">service jobpool load: No partition available. </text:p>
      <text:p text:style-name="Standard"/>
      <text:p text:style-name="Standard">service jobpool load: time = 117 <text:s/>job arrival time = 110 </text:p>
      <text:p text:style-name="Standard">service jobpool load: No partition available. </text:p>
      <text:p text:style-name="Standard"/>
      <text:p text:style-name="Standard">service jobpool load: time = 118 <text:s/>job arrival time = 110 </text:p>
      <text:p text:style-name="Standard">service jobpool load: No partition available. </text:p>
      <text:p text:style-name="Standard"/>
      <text:p text:style-name="Standard">service jobpool load: time = 119 <text:s/>job arrival time = 110 </text:p>
      <text:p text:style-name="Standard">service jobpool load: No partition available. </text:p>
      <text:p text:style-name="Standard"/>
      <text:p text:style-name="Standard">service jobpool load: time = 120 <text:s/>job arrival time = 110 </text:p>
      <text:p text:style-name="Standard">service jobpool load: No partition available. </text:p>
      <text:p text:style-name="Standard"/>
      <text:p text:style-name="Standard">service job complete: current job = 0 <text:s text:c="3"/>time = 120 </text:p>
      <text:p text:style-name="Standard">PC = 20 partitionSize = 256 Freeing partition number 0 </text:p>
      <text:p text:style-name="Standard"/>
      <text:p text:style-name="Standard">service schedule. </text:p>
      <text:p text:style-name="Standard">FCFS scheduled: myJob = 1 </text:p>
      <text:p text:style-name="Standard">service schedule: newJob = 1 </text:p>
      <text:p text:style-name="Standard"/>
      <text:p text:style-name="Standard">service jobpool load: time = 121 <text:s/>job arrival time = 110 </text:p>
      <text:p text:style-name="Standard">job instructions = aaaiaaaaae </text:p>
      <text:p text:style-name="Standard">service jobpool load: Job in partition 0 </text:p>
      <text:p text:style-name="Standard"/>
      <text:p text:style-name="Standard">service job complete: current job = 1 <text:s text:c="3"/>time = 130 </text:p>
      <text:p text:style-name="Standard">PC = 266 partitionSize = 256 Freeing partition number 1 </text:p>
      <text:p text:style-name="Standard"/>
      <text:p text:style-name="Standard">service schedule. </text:p>
      <text:p text:style-name="Standard">FCFS scheduled: myJob = 2 </text:p>
      <text:p text:style-name="Standard">service schedule: newJob = 2 </text:p>
      <text:p text:style-name="Standard"/>
      <text:p text:style-name="Standard">service job complete: current job = 2 <text:s text:c="3"/>time = 146 </text:p>
      <text:p text:style-name="Standard">PC = 528 partitionSize = 256 Freeing partition number 2 </text:p>
      <text:p text:style-name="Standard"/>
      <text:p text:style-name="Standard">service schedule. </text:p>
      <text:p text:style-name="Standard">FCFS scheduled: myJob = 3 </text:p>
      <text:p text:style-name="Standard">service schedule: newJob = 3 </text:p>
      <text:p text:style-name="Standard"/>
      <text:p text:style-name="Standard">service job complete: current job = 3 <text:s text:c="3"/>time = 162 </text:p>
      <text:p text:style-name="Standard">PC = 784 partitionSize = 256 Freeing partition number 3 </text:p>
      <text:p text:style-name="Standard"/>
      <text:p text:style-name="Standard">service schedule. </text:p>
      <text:p text:style-name="Standard">FCFS scheduled: myJob = 4 </text:p>
      <text:p text:style-name="Standard"><text:soft-page-break/>service schedule: newJob = 4 </text:p>
      <text:p text:style-name="Standard"/>
      <text:p text:style-name="Standard">service job complete: current job = 4 <text:s text:c="3"/>time = 172 </text:p>
      <text:p text:style-name="Standard">PC = 10 partitionSize = 256 Freeing partition number 0 </text:p>
      <text:p text:style-name="Standard"/>
      <text:p text:style-name="Standard">service schedule. </text:p>
      <text:p text:style-name="Standard">service schedule: newJob = -1 </text:p>
      <text:p text:style-name="Standard"/>
      <text:p text:style-name="Standard"/>
      <text:p text:style-name="Standard">User Memory: </text:p>
      <text:p text:style-name="Standard">aaaiaaaaaeaiaaaiaaie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>aaaaaaaaae__________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>aaaaaaaaaaaaaaae____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>aaiaaaaaaaaiaaae____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/>
      <text:p text:style-name="Standard"/>
      <text:p text:style-name="Standard">Processing Statistics: </text:p>
      <text:p text:style-name="Standard">pid <text:s text:c="2"/>bursts <text:s text:c="2"/>arrival <text:s text:c="2"/>first <text:s text:c="2"/>complete </text:p>
      <text:p text:style-name="Standard">0 <text:s text:c="4"/>20 <text:s text:c="6"/>100 <text:s text:c="6"/>100 <text:s text:c="4"/>120 </text:p>
      <text:p text:style-name="Standard">1 <text:s text:c="4"/>10 <text:s text:c="6"/>105 <text:s text:c="6"/>120 <text:s text:c="4"/>130 </text:p>
      <text:p text:style-name="Standard">2 <text:s text:c="4"/>16 <text:s text:c="6"/>106 <text:s text:c="6"/>130 <text:s text:c="4"/>146 </text:p>
      <text:p text:style-name="Standard">3 <text:s text:c="4"/>16 <text:s text:c="6"/>109 <text:s text:c="6"/>146 <text:s text:c="4"/>162 </text:p>
      <text:p text:style-name="Standard">4 <text:s text:c="4"/>10 <text:s text:c="6"/>110 <text:s text:c="6"/>162 <text:s text:c="4"/>172 </text:p>
      <text:p text:style-name="Standard">art: 25.60 att: 40.00 </text:p>
      <text:p text:style-name="Standard">[1] + Done <text:s text:c="22"/>"/bin/gdb" --interpreter=mi --tty=${DbgTerm} 0&lt;"/tmp/Microsoft-MIEngine-In-1hv3d3b4.vex" 1&gt;"/tmp/Microsoft-MIEngine-Out-guamlcss.bcq"</text:p>
      <text:p text:style-name="Standard">lubuntu@lubuntu:~$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6"><text:soft-page-break/>SJ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ello TV Land!</text:p>
      <text:p text:style-name="Standard"/>
      <text:p text:style-name="Standard">submitJobs: Input file jobs.txt opened </text:p>
      <text:p text:style-name="Standard">submitJobs: number of jobs = 5 </text:p>
      <text:p text:style-name="Standard"/>
      <text:p text:style-name="Standard">submitJobs: arrivalTime = 100 </text:p>
      <text:p text:style-name="Standard">submitJobs: instructions = aaiaaaaaaaaiaaaiaaie </text:p>
      <text:p text:style-name="Standard">submitJobs: arrivalTime = 105 </text:p>
      <text:p text:style-name="Standard">submitJobs: instructions = aaaaaaaaae </text:p>
      <text:p text:style-name="Standard">submitJobs: arrivalTime = 106 </text:p>
      <text:p text:style-name="Standard">submitJobs: instructions = aaaaaaaaaaaaaaae </text:p>
      <text:p text:style-name="Standard">submitJobs: arrivalTime = 109 </text:p>
      <text:p text:style-name="Standard">submitJobs: instructions = aaiaaaaaaaaiaaae </text:p>
      <text:p text:style-name="Standard">submitJobs: arrivalTime = 110 </text:p>
      <text:p text:style-name="Standard">submitJobs: instructions = aaaiaaaaae </text:p>
      <text:p text:style-name="Standard"/>
      <text:p text:style-name="Standard">Preparing to process: nJobs = 5 </text:p>
      <text:p text:style-name="Standard"/>
      <text:p text:style-name="Standard">service jobpool load: time = 100 <text:s/>job arrival time = 100 </text:p>
      <text:p text:style-name="Standard">job instructions = aaiaaaaaaaaiaaaiaaie </text:p>
      <text:p text:style-name="Standard">service jobpool load: Job in partition 0 </text:p>
      <text:p text:style-name="Standard"/>
      <text:p text:style-name="Standard">service schedule. </text:p>
      <text:p text:style-name="Standard">SJF scheduled: myJob = 0 </text:p>
      <text:p text:style-name="Standard">service schedule: newJob = 0 </text:p>
      <text:p text:style-name="Standard"/>
      <text:p text:style-name="Standard">service jobpool load: time = 105 <text:s/>job arrival time = 105 </text:p>
      <text:p text:style-name="Standard">job instructions = aaaaaaaaae </text:p>
      <text:p text:style-name="Standard">service jobpool load: Job in partition 1 </text:p>
      <text:p text:style-name="Standard"/>
      <text:p text:style-name="Standard">service jobpool load: time = 106 <text:s/>job arrival time = 106 </text:p>
      <text:p text:style-name="Standard">job instructions = aaaaaaaaaaaaaaae </text:p>
      <text:p text:style-name="Standard">service jobpool load: Job in partition 2 </text:p>
      <text:p text:style-name="Standard"/>
      <text:p text:style-name="Standard">service jobpool load: time = 109 <text:s/>job arrival time = 109 </text:p>
      <text:p text:style-name="Standard">job instructions = aaiaaaaaaaaiaaae </text:p>
      <text:p text:style-name="Standard">service jobpool load: Job in partition 3 </text:p>
      <text:p text:style-name="Standard"/>
      <text:p text:style-name="Standard">service jobpool load: time = 110 <text:s/>job arrival time = 110 </text:p>
      <text:p text:style-name="Standard">service jobpool load: No partition available. </text:p>
      <text:p text:style-name="Standard"/>
      <text:p text:style-name="Standard">service jobpool load: time = 111 <text:s/>job arrival time = 110 </text:p>
      <text:p text:style-name="Standard"><text:soft-page-break/>service jobpool load: No partition available. </text:p>
      <text:p text:style-name="Standard"/>
      <text:p text:style-name="Standard">service jobpool load: time = 112 <text:s/>job arrival time = 110 </text:p>
      <text:p text:style-name="Standard">service jobpool load: No partition available. </text:p>
      <text:p text:style-name="Standard"/>
      <text:p text:style-name="Standard">service jobpool load: time = 113 <text:s/>job arrival time = 110 </text:p>
      <text:p text:style-name="Standard">service jobpool load: No partition available. </text:p>
      <text:p text:style-name="Standard"/>
      <text:p text:style-name="Standard">service jobpool load: time = 114 <text:s/>job arrival time = 110 </text:p>
      <text:p text:style-name="Standard">service jobpool load: No partition available. </text:p>
      <text:p text:style-name="Standard"/>
      <text:p text:style-name="Standard">service jobpool load: time = 115 <text:s/>job arrival time = 110 </text:p>
      <text:p text:style-name="Standard">service jobpool load: No partition available. </text:p>
      <text:p text:style-name="Standard"/>
      <text:p text:style-name="Standard">service jobpool load: time = 116 <text:s/>job arrival time = 110 </text:p>
      <text:p text:style-name="Standard">service jobpool load: No partition available. </text:p>
      <text:p text:style-name="Standard"/>
      <text:p text:style-name="Standard">service jobpool load: time = 117 <text:s/>job arrival time = 110 </text:p>
      <text:p text:style-name="Standard">service jobpool load: No partition available. </text:p>
      <text:p text:style-name="Standard"/>
      <text:p text:style-name="Standard">service jobpool load: time = 118 <text:s/>job arrival time = 110 </text:p>
      <text:p text:style-name="Standard">service jobpool load: No partition available. </text:p>
      <text:p text:style-name="Standard"/>
      <text:p text:style-name="Standard">service jobpool load: time = 119 <text:s/>job arrival time = 110 </text:p>
      <text:p text:style-name="Standard">service jobpool load: No partition available. </text:p>
      <text:p text:style-name="Standard"/>
      <text:p text:style-name="Standard">service jobpool load: time = 120 <text:s/>job arrival time = 110 </text:p>
      <text:p text:style-name="Standard">service jobpool load: No partition available. </text:p>
      <text:p text:style-name="Standard"/>
      <text:p text:style-name="Standard">service job complete: current job = 0 <text:s text:c="3"/>time = 120 </text:p>
      <text:p text:style-name="Standard">PC = 20 partitionSize = 256 Freeing partition number 0 </text:p>
      <text:p text:style-name="Standard"/>
      <text:p text:style-name="Standard">service schedule. </text:p>
      <text:p text:style-name="Standard">SJF scheduled: myJob = 1 </text:p>
      <text:p text:style-name="Standard">service schedule: newJob = 1 </text:p>
      <text:p text:style-name="Standard"/>
      <text:p text:style-name="Standard">service jobpool load: time = 121 <text:s/>job arrival time = 110 </text:p>
      <text:p text:style-name="Standard">job instructions = aaaiaaaaae </text:p>
      <text:p text:style-name="Standard">service jobpool load: Job in partition 0 </text:p>
      <text:p text:style-name="Standard"/>
      <text:p text:style-name="Standard">service job complete: current job = 1 <text:s text:c="3"/>time = 130 </text:p>
      <text:p text:style-name="Standard">PC = 266 partitionSize = 256 Freeing partition number 1 </text:p>
      <text:p text:style-name="Standard"/>
      <text:p text:style-name="Standard">service schedule. </text:p>
      <text:p text:style-name="Standard">SJF scheduled: myJob = 4 </text:p>
      <text:p text:style-name="Standard">service schedule: newJob = 4 </text:p>
      <text:p text:style-name="Standard"/>
      <text:p text:style-name="Standard">service job complete: current job = 4 <text:s text:c="3"/>time = 140 </text:p>
      <text:p text:style-name="Standard">PC = 10 partitionSize = 256 Freeing partition number 0 </text:p>
      <text:p text:style-name="Standard"/>
      <text:p text:style-name="Standard">service schedule. </text:p>
      <text:p text:style-name="Standard">SJF scheduled: myJob = 2 </text:p>
      <text:p text:style-name="Standard"><text:soft-page-break/>service schedule: newJob = 2 </text:p>
      <text:p text:style-name="Standard"/>
      <text:p text:style-name="Standard">service job complete: current job = 2 <text:s text:c="3"/>time = 156 </text:p>
      <text:p text:style-name="Standard">PC = 528 partitionSize = 256 Freeing partition number 2 </text:p>
      <text:p text:style-name="Standard"/>
      <text:p text:style-name="Standard">service schedule. </text:p>
      <text:p text:style-name="Standard">SJF scheduled: myJob = 3 </text:p>
      <text:p text:style-name="Standard">service schedule: newJob = 3 </text:p>
      <text:p text:style-name="Standard"/>
      <text:p text:style-name="Standard">service job complete: current job = 3 <text:s text:c="3"/>time = 172 </text:p>
      <text:p text:style-name="Standard">PC = 784 partitionSize = 256 Freeing partition number 3 </text:p>
      <text:p text:style-name="Standard"/>
      <text:p text:style-name="Standard">service schedule. </text:p>
      <text:p text:style-name="Standard">service schedule: newJob = -1 </text:p>
      <text:p text:style-name="Standard"/>
      <text:p text:style-name="Standard"/>
      <text:p text:style-name="Standard">User Memory: </text:p>
      <text:p text:style-name="Standard">aaaiaaaaaeaiaaaiaaie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>aaaaaaaaae__________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>aaaaaaaaaaaaaaae____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>aaiaaaaaaaaiaaae____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/>
      <text:p text:style-name="Standard"/>
      <text:p text:style-name="Standard">Processing Statistics: </text:p>
      <text:p text:style-name="Standard">pid <text:s text:c="2"/>bursts <text:s text:c="2"/>arrival <text:s text:c="2"/>first <text:s text:c="2"/>complete </text:p>
      <text:p text:style-name="Standard">0 <text:s text:c="4"/>20 <text:s text:c="6"/>100 <text:s text:c="6"/>100 <text:s text:c="4"/>120 </text:p>
      <text:p text:style-name="Standard">1 <text:s text:c="4"/>10 <text:s text:c="6"/>105 <text:s text:c="6"/>120 <text:s text:c="4"/>130 </text:p>
      <text:p text:style-name="Standard">2 <text:s text:c="4"/>16 <text:s text:c="6"/>106 <text:s text:c="6"/>140 <text:s text:c="4"/>156 </text:p>
      <text:p text:style-name="Standard">3 <text:s text:c="4"/>16 <text:s text:c="6"/>109 <text:s text:c="6"/>156 <text:s text:c="4"/>172 </text:p>
      <text:p text:style-name="Standard">4 <text:s text:c="4"/>10 <text:s text:c="6"/>110 <text:s text:c="6"/>130 <text:s text:c="4"/>140 </text:p>
      <text:p text:style-name="Standard">art: 23.20 att: 37.60 </text:p>
      <text:p text:style-name="Standard">[1] + Done <text:s text:c="22"/>"/bin/gdb" --interpreter=mi --tty=${DbgTerm} 0&lt;"/tmp/Microsoft-MIEngine-In-rl5bfnig.ipy" 1&gt;"/tmp/Microsoft-MIEngine-Out-s05azfhx.j11"</text:p>
      <text:p text:style-name="Standard">lubuntu@lubuntu:~$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RR</text:p>
      <text:p text:style-name="P2"/>
      <text:p text:style-name="P2"/>
      <text:p text:style-name="Standard">Hello TV Land!</text:p>
      <text:p text:style-name="Standard"/>
      <text:p text:style-name="Standard">submitJobs: Input file jobs.txt opened </text:p>
      <text:p text:style-name="Standard">submitJobs: number of jobs = 5 </text:p>
      <text:p text:style-name="Standard"/>
      <text:p text:style-name="Standard">submitJobs: arrivalTime = 100 </text:p>
      <text:p text:style-name="Standard">submitJobs: instructions = aaiaaaaaaaaiaaaiaaie </text:p>
      <text:p text:style-name="Standard">submitJobs: arrivalTime = 105 </text:p>
      <text:p text:style-name="Standard">submitJobs: instructions = aaaaaaaaae </text:p>
      <text:p text:style-name="Standard">submitJobs: arrivalTime = 106 </text:p>
      <text:p text:style-name="Standard">submitJobs: instructions = aaaaaaaaaaaaaaae </text:p>
      <text:p text:style-name="Standard">submitJobs: arrivalTime = 109 </text:p>
      <text:p text:style-name="Standard">submitJobs: instructions = aaiaaaaaaaaiaaae </text:p>
      <text:p text:style-name="Standard">submitJobs: arrivalTime = 110 </text:p>
      <text:p text:style-name="Standard">submitJobs: instructions = aaaiaaaaae </text:p>
      <text:p text:style-name="Standard"/>
      <text:p text:style-name="Standard">Preparing to process: nJobs = 5 </text:p>
      <text:p text:style-name="Standard"/>
      <text:p text:style-name="Standard">service schedule. </text:p>
      <text:p text:style-name="Standard">service schedule: newJob = -1 </text:p>
      <text:p text:style-name="Standard"/>
      <text:p text:style-name="Standard">service schedule. </text:p>
      <text:p text:style-name="Standard">service schedule: newJob = -1 </text:p>
      <text:p text:style-name="Standard"/>
      <text:p text:style-name="Standard">service schedule. </text:p>
      <text:p text:style-name="Standard">service schedule: newJob = -1 </text:p>
      <text:p text:style-name="Standard"/>
      <text:p text:style-name="Standard">service schedule. </text:p>
      <text:p text:style-name="Standard">service schedule: newJob = -1 </text:p>
      <text:p text:style-name="Standard"/>
      <text:p text:style-name="Standard">service schedule. </text:p>
      <text:p text:style-name="Standard">service schedule: newJob = -1 </text:p>
      <text:p text:style-name="Standard"/>
      <text:p text:style-name="Standard">service schedule. </text:p>
      <text:p text:style-name="Standard">service schedule: newJob = -1 </text:p>
      <text:p text:style-name="Standard"/>
      <text:p text:style-name="Standard">service schedule. </text:p>
      <text:p text:style-name="Standard">service schedule: newJob = -1 </text:p>
      <text:p text:style-name="Standard"/>
      <text:p text:style-name="Standard">service schedule. </text:p>
      <text:p text:style-name="Standard">service schedule: newJob = -1 </text:p>
      <text:p text:style-name="Standard"/>
      <text:p text:style-name="Standard">service schedule. </text:p>
      <text:p text:style-name="Standard">service schedule: newJob = -1 </text:p>
      <text:p text:style-name="Standard"/>
      <text:p text:style-name="Standard">service schedule. </text:p>
      <text:p text:style-name="Standard">service schedule: newJob = -1 </text:p>
      <text:p text:style-name="Standard"/>
      <text:p text:style-name="Standard"><text:soft-page-break/>service schedule. </text:p>
      <text:p text:style-name="Standard">service schedule: newJob = -1 </text:p>
      <text:p text:style-name="Standard"/>
      <text:p text:style-name="Standard">service schedule. </text:p>
      <text:p text:style-name="Standard">service schedule: newJob = -1 </text:p>
      <text:p text:style-name="Standard"/>
      <text:p text:style-name="Standard">service schedule. </text:p>
      <text:p text:style-name="Standard">service schedule: newJob = -1 </text:p>
      <text:p text:style-name="Standard"/>
      <text:p text:style-name="Standard">service schedule. </text:p>
      <text:p text:style-name="Standard">service schedule: newJob = -1 </text:p>
      <text:p text:style-name="Standard"/>
      <text:p text:style-name="Standard">service schedule. </text:p>
      <text:p text:style-name="Standard">service schedule: newJob = -1 </text:p>
      <text:p text:style-name="Standard"/>
      <text:p text:style-name="Standard">service schedule. </text:p>
      <text:p text:style-name="Standard">service schedule: newJob = -1 </text:p>
      <text:p text:style-name="Standard"/>
      <text:p text:style-name="Standard">service schedule. </text:p>
      <text:p text:style-name="Standard">service schedule: newJob = -1 </text:p>
      <text:p text:style-name="Standard"/>
      <text:p text:style-name="Standard">service schedule. </text:p>
      <text:p text:style-name="Standard">service schedule: newJob = -1 </text:p>
      <text:p text:style-name="Standard"/>
      <text:p text:style-name="Standard">service schedule. </text:p>
      <text:p text:style-name="Standard">service schedule: newJob = -1 </text:p>
      <text:p text:style-name="Standard"/>
      <text:p text:style-name="Standard">service schedule. </text:p>
      <text:p text:style-name="Standard">service schedule: newJob = -1 </text:p>
      <text:p text:style-name="Standard"/>
      <text:p text:style-name="Standard">service jobpool load: time = 100 <text:s/>job arrival time = 100 </text:p>
      <text:p text:style-name="Standard">job instructions = aaiaaaaaaaaiaaaiaaie </text:p>
      <text:p text:style-name="Standard">service jobpool load: Job in partition 0 </text:p>
      <text:p text:style-name="Standard"/>
      <text:p text:style-name="Standard">service schedule. </text:p>
      <text:p text:style-name="Standard">id= 0 pc= 0 realPC= 0 </text:p>
      <text:p text:style-name="Standard">RR scheduled: myJob = 0 </text:p>
      <text:p text:style-name="Standard">service schedule: newJob = 0 </text:p>
      <text:p text:style-name="Standard"/>
      <text:p text:style-name="Standard">service jobpool load: time = 105 <text:s/>job arrival time = 105 </text:p>
      <text:p text:style-name="Standard">job instructions = aaaaaaaaae </text:p>
      <text:p text:style-name="Standard">service jobpool load: Job in partition 1 </text:p>
      <text:p text:style-name="Standard"/>
      <text:p text:style-name="Standard">service schedule. </text:p>
      <text:p text:style-name="Standard">id= 1 pc= 256 realPC= 0 </text:p>
      <text:p text:style-name="Standard">RR scheduled: myJob = 1 </text:p>
      <text:p text:style-name="Standard">service schedule: newJob = 1 </text:p>
      <text:p text:style-name="Standard"/>
      <text:p text:style-name="Standard">service jobpool load: time = 106 <text:s/>job arrival time = 106 </text:p>
      <text:p text:style-name="Standard">job instructions = aaaaaaaaaaaaaaae </text:p>
      <text:p text:style-name="Standard">service jobpool load: Job in partition 2 </text:p>
      <text:p text:style-name="Standard"/>
      <text:p text:style-name="Standard"><text:soft-page-break/>service jobpool load: time = 109 <text:s/>job arrival time = 109 </text:p>
      <text:p text:style-name="Standard">job instructions = aaiaaaaaaaaiaaae </text:p>
      <text:p text:style-name="Standard">service jobpool load: Job in partition 3 </text:p>
      <text:p text:style-name="Standard"/>
      <text:p text:style-name="Standard">service jobpool load: time = 110 <text:s/>job arrival time = 110 </text:p>
      <text:p text:style-name="Standard">service jobpool load: No partition available. </text:p>
      <text:p text:style-name="Standard"/>
      <text:p text:style-name="Standard">service schedule. </text:p>
      <text:p text:style-name="Standard">id= 0 pc= 5 realPC= 5 </text:p>
      <text:p text:style-name="Standard">id= 2 pc= 512 realPC= 0 </text:p>
      <text:p text:style-name="Standard">id= 3 pc= 768 realPC= 0 </text:p>
      <text:p text:style-name="Standard">RR scheduled: myJob = 2 </text:p>
      <text:p text:style-name="Standard">service schedule: newJob = 2 </text:p>
      <text:p text:style-name="Standard"/>
      <text:p text:style-name="Standard">service jobpool load: time = 111 <text:s/>job arrival time = 110 </text:p>
      <text:p text:style-name="Standard">service jobpool load: No partition available. </text:p>
      <text:p text:style-name="Standard"/>
      <text:p text:style-name="Standard">service jobpool load: time = 112 <text:s/>job arrival time = 110 </text:p>
      <text:p text:style-name="Standard">service jobpool load: No partition available. </text:p>
      <text:p text:style-name="Standard"/>
      <text:p text:style-name="Standard">service jobpool load: time = 113 <text:s/>job arrival time = 110 </text:p>
      <text:p text:style-name="Standard">service jobpool load: No partition available. </text:p>
      <text:p text:style-name="Standard"/>
      <text:p text:style-name="Standard">service jobpool load: time = 114 <text:s/>job arrival time = 110 </text:p>
      <text:p text:style-name="Standard">service jobpool load: No partition available. </text:p>
      <text:p text:style-name="Standard"/>
      <text:p text:style-name="Standard">service jobpool load: time = 115 <text:s/>job arrival time = 110 </text:p>
      <text:p text:style-name="Standard">service jobpool load: No partition available. </text:p>
      <text:p text:style-name="Standard"/>
      <text:p text:style-name="Standard">service schedule. </text:p>
      <text:p text:style-name="Standard">id= 0 pc= 5 realPC= 5 </text:p>
      <text:p text:style-name="Standard">id= 1 pc= 261 realPC= 5 </text:p>
      <text:p text:style-name="Standard">id= 3 pc= 768 realPC= 0 </text:p>
      <text:p text:style-name="Standard">RR scheduled: myJob = 3 </text:p>
      <text:p text:style-name="Standard">service schedule: newJob = 3 </text:p>
      <text:p text:style-name="Standard"/>
      <text:p text:style-name="Standard">service jobpool load: time = 116 <text:s/>job arrival time = 110 </text:p>
      <text:p text:style-name="Standard">service jobpool load: No partition available. </text:p>
      <text:p text:style-name="Standard"/>
      <text:p text:style-name="Standard">service jobpool load: time = 117 <text:s/>job arrival time = 110 </text:p>
      <text:p text:style-name="Standard">service jobpool load: No partition available. </text:p>
      <text:p text:style-name="Standard"/>
      <text:p text:style-name="Standard">service jobpool load: time = 118 <text:s/>job arrival time = 110 </text:p>
      <text:p text:style-name="Standard">service jobpool load: No partition available. </text:p>
      <text:p text:style-name="Standard"/>
      <text:p text:style-name="Standard">service jobpool load: time = 119 <text:s/>job arrival time = 110 </text:p>
      <text:p text:style-name="Standard">service jobpool load: No partition available. </text:p>
      <text:p text:style-name="Standard"/>
      <text:p text:style-name="Standard">service jobpool load: time = 120 <text:s/>job arrival time = 110 </text:p>
      <text:p text:style-name="Standard">service jobpool load: No partition available. </text:p>
      <text:p text:style-name="Standard"/>
      <text:p text:style-name="Standard">service schedule. </text:p>
      <text:p text:style-name="Standard"><text:soft-page-break/>id= 0 pc= 5 realPC= 5 </text:p>
      <text:p text:style-name="Standard">id= 1 pc= 261 realPC= 5 </text:p>
      <text:p text:style-name="Standard">id= 2 pc= 517 realPC= 5 </text:p>
      <text:p text:style-name="Standard">RR scheduled: myJob = 0 </text:p>
      <text:p text:style-name="Standard">service schedule: newJob = 0 </text:p>
      <text:p text:style-name="Standard"/>
      <text:p text:style-name="Standard">service jobpool load: time = 121 <text:s/>job arrival time = 110 </text:p>
      <text:p text:style-name="Standard">service jobpool load: No partition available. </text:p>
      <text:p text:style-name="Standard"/>
      <text:p text:style-name="Standard">service jobpool load: time = 122 <text:s/>job arrival time = 110 </text:p>
      <text:p text:style-name="Standard">service jobpool load: No partition available. </text:p>
      <text:p text:style-name="Standard"/>
      <text:p text:style-name="Standard">service jobpool load: time = 123 <text:s/>job arrival time = 110 </text:p>
      <text:p text:style-name="Standard">service jobpool load: No partition available. </text:p>
      <text:p text:style-name="Standard"/>
      <text:p text:style-name="Standard">service jobpool load: time = 124 <text:s/>job arrival time = 110 </text:p>
      <text:p text:style-name="Standard">service jobpool load: No partition available. </text:p>
      <text:p text:style-name="Standard"/>
      <text:p text:style-name="Standard">service jobpool load: time = 125 <text:s/>job arrival time = 110 </text:p>
      <text:p text:style-name="Standard">service jobpool load: No partition available. </text:p>
      <text:p text:style-name="Standard"/>
      <text:p text:style-name="Standard">service schedule. </text:p>
      <text:p text:style-name="Standard">id= 1 pc= 261 realPC= 5 </text:p>
      <text:p text:style-name="Standard">id= 2 pc= 517 realPC= 5 </text:p>
      <text:p text:style-name="Standard">id= 3 pc= 773 realPC= 5 </text:p>
      <text:p text:style-name="Standard">RR scheduled: myJob = 1 </text:p>
      <text:p text:style-name="Standard">service schedule: newJob = 1 </text:p>
      <text:p text:style-name="Standard"/>
      <text:p text:style-name="Standard">service jobpool load: time = 126 <text:s/>job arrival time = 110 </text:p>
      <text:p text:style-name="Standard">service jobpool load: No partition available. </text:p>
      <text:p text:style-name="Standard"/>
      <text:p text:style-name="Standard">service jobpool load: time = 127 <text:s/>job arrival time = 110 </text:p>
      <text:p text:style-name="Standard">service jobpool load: No partition available. </text:p>
      <text:p text:style-name="Standard"/>
      <text:p text:style-name="Standard">service jobpool load: time = 128 <text:s/>job arrival time = 110 </text:p>
      <text:p text:style-name="Standard">service jobpool load: No partition available. </text:p>
      <text:p text:style-name="Standard"/>
      <text:p text:style-name="Standard">service jobpool load: time = 129 <text:s/>job arrival time = 110 </text:p>
      <text:p text:style-name="Standard">service jobpool load: No partition available. </text:p>
      <text:p text:style-name="Standard"/>
      <text:p text:style-name="Standard">service jobpool load: time = 130 <text:s/>job arrival time = 110 </text:p>
      <text:p text:style-name="Standard">service jobpool load: No partition available. </text:p>
      <text:p text:style-name="Standard"/>
      <text:p text:style-name="Standard">service job complete: current job = 1 <text:s text:c="3"/>time = 130 </text:p>
      <text:p text:style-name="Standard">PC = 266 partitionSize = 256 Freeing partition number 1 </text:p>
      <text:p text:style-name="Standard"/>
      <text:p text:style-name="Standard">service schedule. </text:p>
      <text:p text:style-name="Standard">id= 0 pc= 10 realPC= 10 </text:p>
      <text:p text:style-name="Standard">id= 2 pc= 517 realPC= 5 </text:p>
      <text:p text:style-name="Standard">id= 3 pc= 773 realPC= 5 </text:p>
      <text:p text:style-name="Standard">RR scheduled: myJob = 2 </text:p>
      <text:p text:style-name="Standard">service schedule: newJob = 2 </text:p>
      <text:p text:style-name="Standard"><text:soft-page-break/></text:p>
      <text:p text:style-name="Standard">service jobpool load: time = 131 <text:s/>job arrival time = 110 </text:p>
      <text:p text:style-name="Standard">job instructions = aaaiaaaaae </text:p>
      <text:p text:style-name="Standard">service jobpool load: Job in partition 1 </text:p>
      <text:p text:style-name="Standard"/>
      <text:p text:style-name="Standard">service schedule. </text:p>
      <text:p text:style-name="Standard">id= 0 pc= 10 realPC= 10 </text:p>
      <text:p text:style-name="Standard">id= 3 pc= 773 realPC= 5 </text:p>
      <text:p text:style-name="Standard">id= 4 pc= 256 realPC= 0 </text:p>
      <text:p text:style-name="Standard">RR scheduled: myJob = 4 </text:p>
      <text:p text:style-name="Standard">service schedule: newJob = 4 </text:p>
      <text:p text:style-name="Standard"/>
      <text:p text:style-name="Standard">service schedule. </text:p>
      <text:p text:style-name="Standard">id= 0 pc= 10 realPC= 10 </text:p>
      <text:p text:style-name="Standard">id= 2 pc= 522 realPC= 10 </text:p>
      <text:p text:style-name="Standard">id= 3 pc= 773 realPC= 5 </text:p>
      <text:p text:style-name="Standard">RR scheduled: myJob = 3 </text:p>
      <text:p text:style-name="Standard">service schedule: newJob = 3 </text:p>
      <text:p text:style-name="Standard"/>
      <text:p text:style-name="Standard">service schedule. </text:p>
      <text:p text:style-name="Standard">id= 0 pc= 10 realPC= 10 </text:p>
      <text:p text:style-name="Standard">id= 2 pc= 522 realPC= 10 </text:p>
      <text:p text:style-name="Standard">id= 4 pc= 261 realPC= 5 </text:p>
      <text:p text:style-name="Standard">RR scheduled: myJob = 4 </text:p>
      <text:p text:style-name="Standard">service schedule: newJob = 4 </text:p>
      <text:p text:style-name="Standard"/>
      <text:p text:style-name="Standard">service job complete: current job = 4 <text:s text:c="3"/>time = 150 </text:p>
      <text:p text:style-name="Standard">PC = 266 partitionSize = 256 Freeing partition number 1 </text:p>
      <text:p text:style-name="Standard"/>
      <text:p text:style-name="Standard">service schedule. </text:p>
      <text:p text:style-name="Standard">id= 0 pc= 10 realPC= 10 </text:p>
      <text:p text:style-name="Standard">id= 2 pc= 522 realPC= 10 </text:p>
      <text:p text:style-name="Standard">id= 3 pc= 778 realPC= 10 </text:p>
      <text:p text:style-name="Standard">RR scheduled: myJob = 0 </text:p>
      <text:p text:style-name="Standard">service schedule: newJob = 0 </text:p>
      <text:p text:style-name="Standard"/>
      <text:p text:style-name="Standard">service schedule. </text:p>
      <text:p text:style-name="Standard">id= 2 pc= 522 realPC= 10 </text:p>
      <text:p text:style-name="Standard">id= 3 pc= 778 realPC= 10 </text:p>
      <text:p text:style-name="Standard">RR scheduled: myJob = 2 </text:p>
      <text:p text:style-name="Standard">service schedule: newJob = 2 </text:p>
      <text:p text:style-name="Standard"/>
      <text:p text:style-name="Standard">service schedule. </text:p>
      <text:p text:style-name="Standard">id= 0 pc= 15 realPC= 15 </text:p>
      <text:p text:style-name="Standard">id= 3 pc= 778 realPC= 10 </text:p>
      <text:p text:style-name="Standard">RR scheduled: myJob = 3 </text:p>
      <text:p text:style-name="Standard">service schedule: newJob = 3 </text:p>
      <text:p text:style-name="Standard"/>
      <text:p text:style-name="Standard">service schedule. </text:p>
      <text:p text:style-name="Standard">id= 0 pc= 15 realPC= 15 </text:p>
      <text:p text:style-name="Standard">id= 2 pc= 527 realPC= 15 </text:p>
      <text:p text:style-name="Standard">RR scheduled: myJob = 0 </text:p>
      <text:p text:style-name="Standard"><text:soft-page-break/>service schedule: newJob = 0 </text:p>
      <text:p text:style-name="Standard"/>
      <text:p text:style-name="Standard">service job complete: current job = 0 <text:s text:c="3"/>time = 170 </text:p>
      <text:p text:style-name="Standard">PC = 20 partitionSize = 256 Freeing partition number 0 </text:p>
      <text:p text:style-name="Standard"/>
      <text:p text:style-name="Standard">service schedule. </text:p>
      <text:p text:style-name="Standard">id= 2 pc= 527 realPC= 15 </text:p>
      <text:p text:style-name="Standard">id= 3 pc= 783 realPC= 15 </text:p>
      <text:p text:style-name="Standard">RR scheduled: myJob = 2 </text:p>
      <text:p text:style-name="Standard">service schedule: newJob = 2 </text:p>
      <text:p text:style-name="Standard"/>
      <text:p text:style-name="Standard">service job complete: current job = 2 <text:s text:c="3"/>time = 171 </text:p>
      <text:p text:style-name="Standard">PC = 528 partitionSize = 256 Freeing partition number 2 </text:p>
      <text:p text:style-name="Standard"/>
      <text:p text:style-name="Standard">service schedule. </text:p>
      <text:p text:style-name="Standard">id= 3 pc= 783 realPC= 15 </text:p>
      <text:p text:style-name="Standard">RR scheduled: myJob = 3 </text:p>
      <text:p text:style-name="Standard">service schedule: newJob = 3 </text:p>
      <text:p text:style-name="Standard"/>
      <text:p text:style-name="Standard">service job complete: current job = 3 <text:s text:c="3"/>time = 172 </text:p>
      <text:p text:style-name="Standard">PC = 784 partitionSize = 256 Freeing partition number 3 </text:p>
      <text:p text:style-name="Standard"/>
      <text:p text:style-name="Standard">service schedule. </text:p>
      <text:p text:style-name="Standard">service schedule: newJob = -1 </text:p>
      <text:p text:style-name="Standard"/>
      <text:p text:style-name="Standard"/>
      <text:p text:style-name="Standard">User Memory: </text:p>
      <text:p text:style-name="Standard">aaiaaaaaaaaiaaaiaaie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>aaaiaaaaae__________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>aaaaaaaaaaaaaaae____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>aaiaaaaaaaaiaaae____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>________________________________________________________________</text:p>
      <text:p text:style-name="Standard"/>
      <text:p text:style-name="Standard"/>
      <text:p text:style-name="Standard">Processing Statistics: </text:p>
      <text:p text:style-name="Standard">pid <text:s text:c="2"/>bursts <text:s text:c="2"/>arrival <text:s text:c="2"/>first <text:s text:c="2"/>complete </text:p>
      <text:p text:style-name="Standard">0 <text:s text:c="4"/>20 <text:s text:c="6"/>100 <text:s text:c="6"/>100 <text:s text:c="4"/>170 </text:p>
      <text:p text:style-name="Standard">1 <text:s text:c="4"/>10 <text:s text:c="6"/>105 <text:s text:c="6"/>105 <text:s text:c="4"/>130 </text:p>
      <text:p text:style-name="Standard">2 <text:s text:c="4"/>16 <text:s text:c="6"/>106 <text:s text:c="6"/>110 <text:s text:c="4"/>171 </text:p>
      <text:p text:style-name="Standard">3 <text:s text:c="4"/>16 <text:s text:c="6"/>109 <text:s text:c="6"/>115 <text:s text:c="4"/>172 </text:p>
      <text:p text:style-name="Standard">4 <text:s text:c="4"/>10 <text:s text:c="6"/>110 <text:s text:c="6"/>135 <text:s text:c="4"/>150 </text:p>
      <text:p text:style-name="Standard"><text:soft-page-break/>art: 7.00 att: 52.60 </text:p>
      <text:p text:style-name="Standard">[1] + Done <text:s text:c="22"/>"/bin/gdb" --interpreter=mi --tty=${DbgTerm} 0&lt;"/tmp/Microsoft-MIEngine-In-uhkipmu1.c1h" 1&gt;"/tmp/Microsoft-MIEngine-Out-4u3ajkam.5fi"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6T17:31:07.810782853</meta:creation-date>
    <dc:date>2022-04-06T17:43:26.096435871</dc:date>
    <meta:editing-duration>PT11M29S</meta:editing-duration>
    <meta:editing-cycles>3</meta:editing-cycles>
    <meta:generator>LibreOffice/7.2.6.2$Linux_X86_64 LibreOffice_project/20$Build-2</meta:generator>
    <meta:document-statistic meta:table-count="0" meta:image-count="0" meta:object-count="0" meta:page-count="24" meta:paragraph-count="874" meta:word-count="3945" meta:character-count="30353" meta:non-whitespace-character-count="23379"/>
  </office:meta>
</office:document-meta>
</file>